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Задача 1</text:span><text:span text:style-name="T2"/></text:p>
      <text:p text:style-name="P1"><text:span text:style-name="T2"/></text:p>
      <text:p text:style-name="P1"><text:span text:style-name="T2">def greet(name):</text:span><text:span text:style-name="T3"><text:s/>-<text:s/></text:span><text:span text:style-name="T4">def<text:s/></text:span><text:span text:style-name="T5">чтоб обозначить функцию,<text:s/></text:span><text:span text:style-name="T6">name<text:s/></text:span><text:span text:style-name="T7">это переменная используемая в функции,<text:s/></text:span><text:span text:style-name="T8">greet<text:s/></text:span><text:span text:style-name="T9">название функции</text:span><text:span text:style-name="T10"/></text:p>
      <text:p text:style-name="P1"><text:span text:style-name="T10"><text:s text:c="4"/>return "</text:span><text:span text:style-name="T11">Привет: " + name -<text:s/></text:span><text:span text:style-name="T12">return<text:s/></text:span><text:span text:style-name="T13">для возвращения какой-либо информации из функции</text:span></text:p>
      <text:p text:style-name="P1"><text:span text:style-name="T13">print(greet(name)) -<text:s/></text:span><text:span text:style-name="T14">print</text:span><text:span text:style-name="T15"><text:s/>для вывода значения функции (в данном случае)</text:span></text:p>
      <text:p text:style-name="P1"><text:span text:style-name="T15"/></text:p>
      <text:p text:style-name="P1"><text:span text:style-name="T15">С другими функциями в этом номере аналогично</text:span></text:p>
      <text:p text:style-name="P1"><text:span text:style-name="T15"/></text:p>
      <text:p text:style-name="P1"><text:span text:style-name="T15">def square(number):</text:span></text:p>
      <text:p text:style-name="P1"><text:span text:style-name="T15"><text:s text:c="4"/>return number**2</text:span></text:p>
      <text:p text:style-name="P1"><text:span text:style-name="T15">print(square(number))</text:span></text:p>
      <text:p text:style-name="P1"><text:span text:style-name="T15"/></text:p>
      <text:p text:style-name="P1"><text:span text:style-name="T15">def max_of_two(x, y):</text:span></text:p>
      <text:p text:style-name="P1"><text:span text:style-name="T15"><text:s text:c="4"/>return max(x, y)</text:span></text:p>
      <text:p text:style-name="P1"><text:span text:style-name="T15">print(max_of_two(x, y))</text:span></text:p>
      <text:p text:style-name="P1"><text:span text:style-name="T15"/></text:p>
      <text:p text:style-name="P1"><text:span text:style-name="T15"/></text:p>
      <text:p text:style-name="P1"><text:span text:style-name="T15">Задача 2</text:span></text:p>
      <text:p text:style-name="P1"><text:span text:style-name="T15"/></text:p>
      <text:p text:style-name="P1"><text:span text:style-name="T15">def describe_person(name, age=30): -</text:span><text:span text:style-name="T16"><text:s/>def<text:s/></text:span><text:span text:style-name="T17">для обозначения функции, describe_person это имя функии, name и age=30 переменные (</text:span><text:span text:style-name="T18">age = 30<text:s/></text:span><text:span text:style-name="T19">до того момента пока не будет данных об<text:s/></text:span><text:span text:style-name="T20">age,<text:s/></text:span><text:span text:style-name="T21">например</text:span><text:span text:style-name="T22">:<text:s/></text:span><text:span text:style-name="T23">describe_person(ВАСЯ, 46), значение<text:s/></text:span><text:span text:style-name="T24">age</text:span><text:span text:style-name="T25"><text:s/>будет 46)</text:span></text:p>
      <text:p text:style-name="P1"><text:span text:style-name="T25"><text:s text:c="4"/>return "Имя: " + name + ", Возраст: " + str(age) -<text:s/></text:span><text:span text:style-name="T26">return<text:s/></text:span><text:span text:style-name="T27">для возвращения какой-либо информации из функции</text:span></text:p>
      <text:p text:style-name="P1"><text:span text:style-name="T27"/></text:p>
      <text:p text:style-name="P1"><text:span text:style-name="T27">print(describe_person(name, age)) -<text:s/></text:span><text:span text:style-name="T28">print</text:span><text:span text:style-name="T29"><text:s/>для вывода значения функции (в данном случае)</text:span></text:p>
      <text:p text:style-name="P1"><text:span text:style-name="T29"/></text:p>
      <text:p text:style-name="P1"><text:span text:style-name="T29"/></text:p>
      <text:p text:style-name="P1"><text:span text:style-name="T29">Задача 3</text:span></text:p>
      <text:p text:style-name="P1"><text:span text:style-name="T29"/></text:p>
      <text:p text:style-name="P1"><text:span text:style-name="T29">def is_prime(number): -</text:span><text:span text:style-name="T30"><text:s/>def<text:s/></text:span><text:span text:style-name="T31">для обозначения функции, is_prime это имя функии, number переменная</text:span><text:span text:style-name="T32"/></text:p>
      <text:p text:style-name="P1"><text:span text:style-name="T32"/></text:p>
      <text:p text:style-name="P1"><text:span text:style-name="T32"><text:s text:c="4"/>if number &lt;= 1:</text:span></text:p>
      <text:p text:style-name="P1"><text:span text:style-name="T32"><text:s text:c="8"/>return False</text:span></text:p>
      <text:p text:style-name="P1"><text:span text:style-name="T32"><text:s text:c="4"/>if number == 2:</text:span></text:p>
      <text:p text:style-name="P1"><text:span text:style-name="T32"><text:s text:c="8"/>return True</text:span></text:p>
      <text:p text:style-name="P1"><text:span text:style-name="T32"><text:s text:c="4"/>if number % 2 == 0:</text:span></text:p>
      <text:p text:style-name="P1"><text:span text:style-name="T32"><text:s text:c="8"/>return False</text:span></text:p>
      <text:p text:style-name="P1"><text:span text:style-name="T32"><text:s text:c="4"/>for i in range(3, int(number ** 0.5) + 1, 2):</text:span></text:p>
      <text:p text:style-name="P1"><text:span text:style-name="T32"><text:s text:c="8"/>if number % i == 0:</text:span></text:p>
      <text:p text:style-name="P1"><text:span text:style-name="T32"><text:s text:c="12"/>return False</text:span></text:p>
      <text:p text:style-name="P1"><text:span text:style-name="T33"><text:s text:c="2"/></text:span><text:span text:style-name="T34"><text:s text:c="2"/>return True </text:span></text:p>
      <text:p text:style-name="P1"><text:span text:style-name="T35">Красное - это условие простого числа</text:span></text:p>
      <text:p text:style-name="P1"><text:span text:style-name="T35">print(is_prime(number)) -<text:s/></text:span><text:span text:style-name="T36">print</text:span><text:span text:style-name="T37"><text:s/>для вывода значения функции (в данном случае)</text:span><text:span text:style-name="T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